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cfc4" officeooo:paragraph-rsid="0000cfc4"/>
    </style:style>
    <style:style style:name="P2" style:family="paragraph" style:parent-style-name="Table_20_Contents">
      <style:paragraph-properties fo:text-align="justify" style:justify-single-word="false"/>
      <style:text-properties officeooo:rsid="00034658" officeooo:paragraph-rsid="00034658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itle">
      <style:text-properties fo:font-weight="normal" officeooo:paragraph-rsid="0000cfc4" style:font-weight-asian="normal" style:font-weight-complex="normal"/>
    </style:style>
    <style:style style:name="P5" style:family="paragraph" style:parent-style-name="Heading_20_1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weight="normal" officeooo:paragraph-rsid="0000cfc4" style:font-weight-asian="normal" style:font-weight-complex="normal"/>
    </style:style>
    <style:style style:name="P7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8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text-properties officeooo:rsid="00034658" officeooo:paragraph-rsid="0003465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465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Uso: Visualizar Evento</text:p>
      <text:p text:style-name="P6"/>
      <text:h text:style-name="P5" text:outline-level="1">Atores</text:h>
      <text:p text:style-name="Text_20_body"><text:span text:style-name="T1"><text:tab/></text:span><text:span text:style-name="T2">Visitante</text:span></text:p>
      <text:h text:style-name="P5" text:outline-level="1">Descrição</text:h>
      <text:p text:style-name="P9"><text:span text:style-name="T1"><text:tab/></text:span><text:span text:style-name="T2">Visitante ira selecionar um evento na página inicial do portal, da página de eventos ou através de um link externo e então será redirecionado para uma página que exibe informações sobre o evento.</text:span></text:p>
      <text:h text:style-name="P5" text:outline-level="1">Tipo</text:h>
      <text:p text:style-name="P7"><text:tab/>Primário e essencial.</text:p>
      <text:h text:style-name="P5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Ação do Ator</text:p>
          </table:table-cell>
          <table:table-cell table:style-name="Tabela1.B1" office:value-type="string">
            <text:p text:style-name="P1">Resposta do Sistema</text:p>
          </table:table-cell>
        </table:table-row>
        <table:table-row>
          <table:table-cell table:style-name="Tabela1.A2" office:value-type="string">
            <text:p text:style-name="P2">1 – Vistante acessando o portal na página inicial ou na página de eventos ou através de um link externo.</text:p>
          </table:table-cell>
          <table:table-cell table:style-name="Tabela1.B2" office:value-type="string">
            <text:p text:style-name="P2">2 – Portal retorna uma página com informações referentes ao evento acessado.</text:p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</table:table>
      <text:p text:style-name="P8"/>
      <text:h text:style-name="P5" text:outline-level="1">Fluxo Alternativo</text:h>
      <text:p text:style-name="P10"><text:span text:style-name="T1"><text:tab/>2 – Caso o evento não exista é exibida uma página de erro 40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0:54:55.436000000</dc:date>
    <meta:editing-duration>PT23S</meta:editing-duration>
    <meta:editing-cycles>3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4" meta:word-count="103" meta:character-count="585" meta:non-whitespace-character-count="494"/>
  </office:meta>
</office:document-meta>
</file>